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-0.009cm" fo:margin-right="0cm" fo:text-indent="-0.018cm" style:auto-text-indent="false"/>
    </style:style>
    <style:style style:name="P2" style:family="paragraph" style:parent-style-name="Standard">
      <style:paragraph-properties fo:margin-left="-0.009cm" fo:margin-right="0cm" fo:text-indent="-0.018cm" style:auto-text-indent="false"/>
    </style:style>
    <style:style style:name="P3" style:family="paragraph" style:parent-style-name="Standard">
      <style:paragraph-properties fo:margin-left="-0.009cm" fo:margin-right="1.323cm" fo:text-indent="-0.018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Standard">
      <style:paragraph-properties fo:margin-left="-0.009cm" fo:margin-right="0cm" fo:text-indent="-0.018cm" style:auto-text-indent="false"/>
      <style:text-properties officeooo:paragraph-rsid="00115951"/>
    </style:style>
    <style:style style:name="P6" style:family="paragraph" style:parent-style-name="Standard">
      <style:paragraph-properties fo:margin-left="-0.009cm" fo:margin-right="0cm" fo:text-indent="-0.018cm" style:auto-text-indent="false"/>
      <style:text-properties officeooo:rsid="001553aa" officeooo:paragraph-rsid="001553aa"/>
    </style:style>
    <style:style style:name="P7" style:family="paragraph" style:parent-style-name="Heading_20_1">
      <style:paragraph-properties fo:margin-left="-0.009cm" fo:margin-right="0cm" fo:text-indent="-0.018cm" style:auto-text-indent="false"/>
      <style:text-properties officeooo:rsid="001553aa" officeooo:paragraph-rsid="001553aa"/>
    </style:style>
    <style:style style:name="P8" style:family="paragraph" style:parent-style-name="Standard">
      <style:paragraph-properties fo:margin-left="-0.009cm" fo:margin-right="1.323cm" fo:text-indent="-0.018cm" style:auto-text-indent="false"/>
      <style:text-properties officeooo:paragraph-rsid="00186bfc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6pt" fo:font-weight="bold" style:font-size-asian="16pt" style:font-weight-asian="bold"/>
    </style:style>
    <style:style style:name="T1" style:family="text">
      <style:text-properties style:text-underline-style="solid" style:text-underline-width="auto" style:text-underline-color="#000000"/>
    </style:style>
    <style:style style:name="T2" style:family="text">
      <style:text-properties style:text-underline-style="solid" style:text-underline-width="auto" style:text-underline-color="#000000" officeooo:rsid="00186bfc"/>
    </style:style>
    <style:style style:name="T3" style:family="text">
      <style:text-properties officeooo:rsid="00115951"/>
    </style:style>
    <style:style style:name="T4" style:family="text">
      <style:text-properties fo:color="#000000" loext:opacity="100%" style:font-name="Calibri" style:font-name-asian="Calibri1" style:font-name-complex="Calibri1"/>
    </style:style>
    <style:style style:name="T5" style:family="text">
      <style:text-properties fo:color="#000000" loext:opacity="100%" style:font-name="Calibri" officeooo:rsid="00115951" style:font-name-asian="Calibri1" style:font-name-complex="Calibri1"/>
    </style:style>
    <style:style style:name="T6" style:family="text">
      <style:text-properties officeooo:rsid="00186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ilnahme- und Veranstaltungsbedingungen</text:p>
      <text:p text:style-name="P4"/>
      <text:h text:style-name="P7" text:outline-level="1">Jugendschutz</text:h>
      <text:p text:style-name="P6">Für die Teilnahme ist ein Mindestalter von 1<text:span text:style-name="T6">6</text:span> Jahren erforderlich.</text:p>
      <text:p text:style-name="P2"/>
      <text:h text:style-name="P1" text:outline-level="1">Haftungsausschluss</text:h>
      <text:p text:style-name="P2">Im Rahmen der Teilnahme an der Veranstaltung „Hackathon“ stell<text:span text:style-name="T3">en</text:span> Teilnehme<text:span text:style-name="T3">nde</text:span> den Digitale Oberlausitz e. V. <text:span text:style-name="T4">–</text:span> im folgenden<text:span text:style-name="T3"> als</text:span> Veranstalter <text:span text:style-name="T3">bezeichnet </text:span><text:span text:style-name="T5">–</text:span> von Haftungsansprüchen für Sachschäd<text:bookmark text:name="_GoBack"/>en aller Art – auch gegenüber Dritter – frei. Dies gilt nicht für Schäden aus der Verletzung des Lebens, des Körpers oder der Gesundheit, die auf einer vorsätzlichen oder fahrlässigen Pflichtverletzung – auch eines Erfüllungsgehilfen des Veranstalters – beruhen und ferner nicht für sonstige Schäden, die auf einer vorsätzlichen oder grob fahrlässigen Pflichtverletzung – auch eines Erfüllungsgehilfen des Veranstalters – beruhen. Dies gilt des Weiteren nicht bei der Verletzung von Pflichten, deren Erfüllung die ordnungsgemäße Durchführung des Vertrages überhaupt erst ermöglicht und auf deren Einhaltung d<text:span text:style-name="T3">ie</text:span> Teilnehme<text:span text:style-name="T3">nden </text:span>regelmäßig vertrauen d<text:span text:style-name="T3">ürfen</text:span> (Kardinalpflichten). Bei der Verletzung von Kardinalpflichten ist die Haftung des Veranstalters in Fällen einfacher Fahrlässigkeit beschränkt auf vorhersehbare, typischerweise eintretende Schäden. Sillschweigende Haftungsausschlüsse bleiben von vorstehender Haftungsausschlussklausel unberührt.</text:p>
      <text:p text:style-name="P2"/>
      <text:h text:style-name="P1" text:outline-level="1">Herstellung und Verwendung von Bild-, Ton- und Videoaufnahmen</text:h>
      <text:p text:style-name="P8">Teilnehme<text:span text:style-name="T3">nde </text:span>erklär<text:span text:style-name="T3">en</text:span> sich für die Dauer des Hackathon mit der Herstellung von Bild-, Ton- und Videoaufnahmen <text:span text:style-name="T3">der eigenen</text:span> Person, insbesondere der Aufnahme mittels einer Digitalkamera, einverstanden. Das Einverständnis erstreckt sich auch auf die Abbildung und Vervielfältigung der Bild-, Ton- und Videoaufnahmen in der Presse, Fernsehen, Printmedien und auf den Webs<text:span text:style-name="T3">ites</text:span> <text:a xlink:type="simple" xlink:href="https://digitale-oberlausitz.eu/" text:style-name="Internet_20_link" text:visited-style-name="Visited_20_Internet_20_Link"><text:span text:style-name="T1">digitale-oberlausitz.eu</text:span></text:a>, <text:a xlink:type="simple" xlink:href="https://facebook.com/DigitaleOL" text:style-name="Internet_20_link" text:visited-style-name="Visited_20_Internet_20_Link"><text:span text:style-name="T1">facebook.com/DigitaleO</text:span><text:span text:style-name="T2">L</text:span></text:a>, <text:a xlink:type="simple" xlink:href="https://twitter.com/DigitaleOL" text:style-name="Internet_20_link" text:visited-style-name="Visited_20_Internet_20_Link">https://twitter.com/DigitaleOL</text:a> (jederzeit weltweit <text:span text:style-name="T3">öffentlich</text:span> abrufbar) zum Zwecke der Information und Werbung.</text:p>
      <text:p text:style-name="P3"/>
      <text:h text:style-name="P1" text:outline-level="1">Haftungsbeschränkung des Veranstalters</text:h>
      <text:p text:style-name="P5">Der Veranstalter haftet nicht für Verlust oder Beschädigung <text:span text:style-name="T3">von </text:span>auf die Veranstaltung mitgebrachte<text:span text:style-name="T3">n</text:span> Gegenstände<text:span text:style-name="T3">n</text:span>, es sei denn, der Verlust oder die Beschädigung dieser Gegenstände ist auf vorsätzliches oder grob fahrlässiges Verhalten <text:span text:style-name="T3">seiner</text:span> Mitarbeite<text:span text:style-name="T3">nden</text:span>, <text:span text:style-name="T3">Aushilfen</text:span> oder sonstiger Erfüllungsgehilfen zurückzuführen. <text:span text:style-name="T3">Es wird </text:span>daher <text:span text:style-name="T3">darum gebeten</text:span>, keine Wertgegenstände oder wichtige Materialien am Ort der jeweiligen Veranstaltungen unbeaufsichtigt zu lassen oder zurückzulassen.</text:p>
      <text:p text:style-name="P2"/>
      <text:h text:style-name="P1" text:outline-level="1">Datenschutz</text:h>
      <text:p text:style-name="P3">Teilnehmende <text:span text:style-name="T3">nehmen</text:span> davon Kenntnis, dass im Rahmen der Durchführung des Hackathon Daten auf Datenträgern gespeichert und nach den gesetzlichen Bestimmungen zum Datenschutz verarbeitet werden können. Die Teilnehme<text:span text:style-name="T3">nden</text:span> sind jederzeit berechtigt, der o. g. Verwendung der Bild-, Ton- und Videoszenen in Zukunft zu widersprechen. Eine E-Mail an <text:span text:style-name="T1">hackathon@digitale-oberlausitz.eu</text:span> oder ein kurzer Hinweis an d<text:span text:style-name="T3">as Orga-Team</text:span> genüg<text:span text:style-name="T3">en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Tahoma" style:font-size-asian="11pt" style:language-asian="de" style:country-asian="DE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Tahoma" style:font-size-asian="11pt" style:language-asian="de" style:country-asian="DE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5cm" style:contextual-spacing="false" fo:line-height="108%" fo:text-align="start" style:justify-single-word="false" fo:orphans="2" fo:widows="2" fo:text-indent="-0.018cm" style:auto-text-indent="false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Überschrift_20_1_20_Zchn" style:default-outline-level="1" style:list-style-name="" style:class="text">
      <style:paragraph-properties fo:margin-left="0.018cm" fo:margin-right="0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loext:linked-style-name="Sprechblasentext_20_Zchn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Überschrift_20_1_20_Zchn" style:display-name="Überschrift 1 Zchn" style:family="text" loext:linked-style-name="Heading_20_1">
      <style:text-properties fo:color="#000000" loext:opacity="100%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 loext:linked-style-name="Balloon_20_Text">
      <style:text-properties fo:color="#000000" loext:opacity="100%"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 loext:shadow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30.586cm" style:num-format="1" style:print-orientation="portrait" fo:margin-top="3.374cm" fo:margin-bottom="2.118cm" fo:margin-left="2.198cm" fo:margin-right="1.829cm" style:writing-mode="lr-tb" style:layout-grid-color="#c0c0c0" style:layout-grid-lines="2509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ilnahmebedingungen Görlitz Hackathon 2022</dc:title>
    <meta:editing-cycles>6</meta:editing-cycles>
    <meta:creation-date>2022-09-01T19:43:15.306918169</meta:creation-date>
    <meta:editing-duration>PT3H46M31S</meta:editing-duration>
    <meta:generator>LibreOffice/7.6.2.1$Linux_X86_64 LibreOffice_project/56f7684011345957bbf33a7ee678afaf4d2ba333</meta:generator>
    <dc:date>2024-08-07T18:11:32.346340791</dc:date>
    <meta:print-date>2024-08-07T18:12:24.970599964</meta:print-date>
    <meta:printed-by>PDF files</meta:printed-by>
    <meta:document-statistic meta:table-count="0" meta:image-count="0" meta:object-count="0" meta:page-count="1" meta:paragraph-count="11" meta:word-count="338" meta:character-count="2819" meta:non-whitespace-character-count="2484"/>
    <meta:template xlink:type="simple" xlink:actuate="onRequest" xlink:title="Normal.dotm" xlink:href=""/>
  </office:meta>
</office:document-meta>
</file>